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531cm"/>
    </style:style>
    <style:style style:name="co2" style:family="table-column">
      <style:table-column-properties fo:break-before="auto" style:column-width="2.58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år</text:p>
          </table:table-cell>
          <table:table-cell office:value-type="string" calcext:value-type="string">
            <text:p>inntekt per år</text:p>
          </table:table-cell>
          <table:table-cell office:value-type="string" calcext:value-type="string">
            <text:p>driftskostnad</text:p>
          </table:table-cell>
          <table:table-cell office:value-type="string" calcext:value-type="string">
            <text:p>innvesteringer</text:p>
          </table:table-cell>
          <table:table-cell office:value-type="string" calcext:value-type="string">
            <text:p>diskontering</text:p>
          </table:table-cell>
          <table:table-cell office:value-type="string" calcext:value-type="string">
            <text:p>strømpris</text:p>
          </table:table-cell>
          <table:table-cell office:value-type="string" calcext:value-type="string">
            <text:p>kW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(([.F2]*[.G2])-[.C2]) / (1+[.E2])^[.A2])" office:value-type="float" office:value="4420934579.43925" calcext:value-type="float">
            <text:p>4420934579.43925</text:p>
          </table:table-cell>
          <table:table-cell table:formula="of:=SUM(0.05*[.G2])" office:value-type="float" office:value="394200000" calcext:value-type="float">
            <text:p>394200000</text:p>
          </table:table-cell>
          <table:table-cell table:formula="of:=-3*10^10" office:value-type="float" office:value="-30000000000" calcext:value-type="float">
            <text:p>-30000000000</text:p>
          </table:table-cell>
          <table:table-cell office:value-type="float" office:value="0.07" calcext:value-type="float">
            <text:p>0.07</text:p>
          </table:table-cell>
          <table:table-cell office:value-type="float" office:value="0.65" calcext:value-type="float">
            <text:p>0.65</text:p>
          </table:table-cell>
          <table:table-cell table:formula="of:=7884*10^6" office:value-type="float" office:value="7884000000" calcext:value-type="float">
            <text:p>788400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(([.F3]*[.G3])-[.C3]) / (1+[.E3])^[.A3])" office:value-type="float" office:value="4131714560.2236" calcext:value-type="float">
            <text:p>4131714560.2236</text:p>
          </table:table-cell>
          <table:table-cell table:formula="of:=SUM(0.05*[.G3])" office:value-type="float" office:value="394200000" calcext:value-type="float">
            <text:p>394200000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65" calcext:value-type="float">
            <text:p>0.65</text:p>
          </table:table-cell>
          <table:table-cell table:formula="of:=7884*10^6" office:value-type="float" office:value="7884000000" calcext:value-type="float">
            <text:p>7884000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(([.F4]*[.G4])-[.C4]) / (1+[.E4])^[.A4])" office:value-type="float" office:value="3861415476.84449" calcext:value-type="float">
            <text:p>3861415476.84449</text:p>
          </table:table-cell>
          <table:table-cell table:formula="of:=SUM(0.05*[.G4])" office:value-type="float" office:value="394200000" calcext:value-type="float">
            <text:p>394200000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65" calcext:value-type="float">
            <text:p>0.65</text:p>
          </table:table-cell>
          <table:table-cell table:formula="of:=7884*10^6" office:value-type="float" office:value="7884000000" calcext:value-type="float">
            <text:p>788400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(([.F5]*[.G5])-[.C5]) / (1+[.E5])^[.A5])" office:value-type="float" office:value="3608799511.06961" calcext:value-type="float">
            <text:p>3608799511.06961</text:p>
          </table:table-cell>
          <table:table-cell table:formula="of:=SUM(0.05*[.G5])" office:value-type="float" office:value="394200000" calcext:value-type="float">
            <text:p>394200000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65" calcext:value-type="float">
            <text:p>0.65</text:p>
          </table:table-cell>
          <table:table-cell table:formula="of:=7884*10^6" office:value-type="float" office:value="7884000000" calcext:value-type="float">
            <text:p>7884000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(([.F6]*[.G6])-[.C6]) / (1+[.E6])^[.A6])" office:value-type="float" office:value="3372709823.42954" calcext:value-type="float">
            <text:p>3372709823.42954</text:p>
          </table:table-cell>
          <table:table-cell table:formula="of:=SUM(0.05*[.G6])" office:value-type="float" office:value="394200000" calcext:value-type="float">
            <text:p>394200000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65" calcext:value-type="float">
            <text:p>0.65</text:p>
          </table:table-cell>
          <table:table-cell table:formula="of:=7884*10^6" office:value-type="float" office:value="7884000000" calcext:value-type="float">
            <text:p>7884000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(([.F7]*[.G7])-[.C7]) / (1+[.E7])^[.A7])" office:value-type="float" office:value="3152065255.54163" calcext:value-type="float">
            <text:p>3152065255.54163</text:p>
          </table:table-cell>
          <table:table-cell table:formula="of:=SUM(0.05*[.G7])" office:value-type="float" office:value="394200000" calcext:value-type="float">
            <text:p>394200000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65" calcext:value-type="float">
            <text:p>0.65</text:p>
          </table:table-cell>
          <table:table-cell table:formula="of:=7884*10^6" office:value-type="float" office:value="7884000000" calcext:value-type="float">
            <text:p>7884000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(([.F8]*[.G8])-[.C8]) / (1+[.E8])^[.A8])" office:value-type="float" office:value="2945855379.01087" calcext:value-type="float">
            <text:p>2945855379.01087</text:p>
          </table:table-cell>
          <table:table-cell table:formula="of:=SUM(0.05*[.G8])" office:value-type="float" office:value="394200000" calcext:value-type="float">
            <text:p>394200000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65" calcext:value-type="float">
            <text:p>0.65</text:p>
          </table:table-cell>
          <table:table-cell table:formula="of:=7884*10^6" office:value-type="float" office:value="7884000000" calcext:value-type="float">
            <text:p>7884000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(([.F9]*[.G9])-[.C9]) / (1+[.E9])^[.A9])" office:value-type="float" office:value="2753135868.23446" calcext:value-type="float">
            <text:p>2753135868.23446</text:p>
          </table:table-cell>
          <table:table-cell table:formula="of:=SUM(0.05*[.G9])" office:value-type="float" office:value="394200000" calcext:value-type="float">
            <text:p>394200000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65" calcext:value-type="float">
            <text:p>0.65</text:p>
          </table:table-cell>
          <table:table-cell table:formula="of:=7884*10^6" office:value-type="float" office:value="7884000000" calcext:value-type="float">
            <text:p>7884000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(([.F10]*[.G10])-[.C10]) / (1+[.E10])^[.A10])" office:value-type="float" office:value="2573024175.92005" calcext:value-type="float">
            <text:p>2573024175.92005</text:p>
          </table:table-cell>
          <table:table-cell table:formula="of:=SUM(0.05*[.G10])" office:value-type="float" office:value="394200000" calcext:value-type="float">
            <text:p>394200000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65" calcext:value-type="float">
            <text:p>0.65</text:p>
          </table:table-cell>
          <table:table-cell table:formula="of:=7884*10^6" office:value-type="float" office:value="7884000000" calcext:value-type="float">
            <text:p>7884000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(([.F11]*[.G11])-[.C11]) / (1+[.E11])^[.A11])" office:value-type="float" office:value="2404695491.51407" calcext:value-type="float">
            <text:p>2404695491.51407</text:p>
          </table:table-cell>
          <table:table-cell table:formula="of:=SUM(0.05*[.G11])" office:value-type="float" office:value="394200000" calcext:value-type="float">
            <text:p>394200000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65" calcext:value-type="float">
            <text:p>0.65</text:p>
          </table:table-cell>
          <table:table-cell table:formula="of:=7884*10^6" office:value-type="float" office:value="7884000000" calcext:value-type="float">
            <text:p>78840000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(([.F12]*[.G12])-[.C12]) / (1+[.E12])^[.A12])" office:value-type="float" office:value="2247378964.03184" calcext:value-type="float">
            <text:p>2247378964.03184</text:p>
          </table:table-cell>
          <table:table-cell table:formula="of:=SUM(0.05*[.G12])" office:value-type="float" office:value="394200000" calcext:value-type="float">
            <text:p>394200000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65" calcext:value-type="float">
            <text:p>0.65</text:p>
          </table:table-cell>
          <table:table-cell table:formula="of:=7884*10^6" office:value-type="float" office:value="7884000000" calcext:value-type="float">
            <text:p>78840000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(([.F13]*[.G13])-[.C13]) / (1+[.E13])^[.A13])" office:value-type="float" office:value="2100354171.99237" calcext:value-type="float">
            <text:p>2100354171.99237</text:p>
          </table:table-cell>
          <table:table-cell table:formula="of:=SUM(0.05*[.G13])" office:value-type="float" office:value="394200000" calcext:value-type="float">
            <text:p>394200000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65" calcext:value-type="float">
            <text:p>0.65</text:p>
          </table:table-cell>
          <table:table-cell table:formula="of:=7884*10^6" office:value-type="float" office:value="7884000000" calcext:value-type="float">
            <text:p>7884000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(([.F14]*[.G14])-[.C14]) / (1+[.E14])^[.A14])" office:value-type="float" office:value="1962947824.29194" calcext:value-type="float">
            <text:p>1962947824.29194</text:p>
          </table:table-cell>
          <table:table-cell table:formula="of:=SUM(0.05*[.G14])" office:value-type="float" office:value="394200000" calcext:value-type="float">
            <text:p>394200000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65" calcext:value-type="float">
            <text:p>0.65</text:p>
          </table:table-cell>
          <table:table-cell table:formula="of:=7884*10^6" office:value-type="float" office:value="7884000000" calcext:value-type="float">
            <text:p>78840000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SUM((([.F15]*[.G15])-[.C15]) / (1+[.E15])^[.A15])" office:value-type="float" office:value="1834530676.90835" calcext:value-type="float">
            <text:p>1834530676.90835</text:p>
          </table:table-cell>
          <table:table-cell table:formula="of:=SUM(0.05*[.G15])" office:value-type="float" office:value="394200000" calcext:value-type="float">
            <text:p>394200000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65" calcext:value-type="float">
            <text:p>0.65</text:p>
          </table:table-cell>
          <table:table-cell table:formula="of:=7884*10^6" office:value-type="float" office:value="7884000000" calcext:value-type="float">
            <text:p>78840000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(([.F16]*[.G16])-[.C16]) / (1+[.E16])^[.A16])" office:value-type="float" office:value="1714514651.31622" calcext:value-type="float">
            <text:p>1714514651.31622</text:p>
          </table:table-cell>
          <table:table-cell table:formula="of:=SUM(0.05*[.G16])" office:value-type="float" office:value="394200000" calcext:value-type="float">
            <text:p>394200000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65" calcext:value-type="float">
            <text:p>0.65</text:p>
          </table:table-cell>
          <table:table-cell table:formula="of:=7884*10^6" office:value-type="float" office:value="7884000000" calcext:value-type="float">
            <text:p>78840000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UM((([.F17]*[.G17])-[.C17]) / (1+[.E17])^[.A17])" office:value-type="float" office:value="1602350141.41703" calcext:value-type="float">
            <text:p>1602350141.41703</text:p>
          </table:table-cell>
          <table:table-cell table:formula="of:=SUM(0.05*[.G17])" office:value-type="float" office:value="394200000" calcext:value-type="float">
            <text:p>394200000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65" calcext:value-type="float">
            <text:p>0.65</text:p>
          </table:table-cell>
          <table:table-cell table:formula="of:=7884*10^6" office:value-type="float" office:value="7884000000" calcext:value-type="float">
            <text:p>78840000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SUM((([.F18]*[.G18])-[.C18]) / (1+[.E18])^[.A18])" office:value-type="float" office:value="1497523496.65143" calcext:value-type="float">
            <text:p>1497523496.65143</text:p>
          </table:table-cell>
          <table:table-cell table:formula="of:=SUM(0.05*[.G18])" office:value-type="float" office:value="394200000" calcext:value-type="float">
            <text:p>394200000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65" calcext:value-type="float">
            <text:p>0.65</text:p>
          </table:table-cell>
          <table:table-cell table:formula="of:=7884*10^6" office:value-type="float" office:value="7884000000" calcext:value-type="float">
            <text:p>78840000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(([.F19]*[.G19])-[.C19]) / (1+[.E19])^[.A19])" office:value-type="float" office:value="1399554669.76769" calcext:value-type="float">
            <text:p>1399554669.76769</text:p>
          </table:table-cell>
          <table:table-cell table:formula="of:=SUM(0.05*[.G19])" office:value-type="float" office:value="394200000" calcext:value-type="float">
            <text:p>394200000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65" calcext:value-type="float">
            <text:p>0.65</text:p>
          </table:table-cell>
          <table:table-cell table:formula="of:=7884*10^6" office:value-type="float" office:value="7884000000" calcext:value-type="float">
            <text:p>78840000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SUM((([.F20]*[.G20])-[.C20]) / (1+[.E20])^[.A20])" office:value-type="float" office:value="1307995018.47447" calcext:value-type="float">
            <text:p>1307995018.47447</text:p>
          </table:table-cell>
          <table:table-cell table:formula="of:=SUM(0.05*[.G20])" office:value-type="float" office:value="394200000" calcext:value-type="float">
            <text:p>394200000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65" calcext:value-type="float">
            <text:p>0.65</text:p>
          </table:table-cell>
          <table:table-cell table:formula="of:=7884*10^6" office:value-type="float" office:value="7884000000" calcext:value-type="float">
            <text:p>78840000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UM((([.F21]*[.G21])-[.C21]) / (1+[.E21])^[.A21])" office:value-type="float" office:value="1222425250.91072" calcext:value-type="float">
            <text:p>1222425250.91072</text:p>
          </table:table-cell>
          <table:table-cell table:formula="of:=SUM(0.05*[.G21])" office:value-type="float" office:value="394200000" calcext:value-type="float">
            <text:p>394200000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65" calcext:value-type="float">
            <text:p>0.65</text:p>
          </table:table-cell>
          <table:table-cell table:formula="of:=7884*10^6" office:value-type="float" office:value="7884000000" calcext:value-type="float">
            <text:p>78840000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SUM((([.F22]*[.G22])-[.C22]) / (1+[.E22])^[.A22])" office:value-type="float" office:value="1142453505.52404" calcext:value-type="float">
            <text:p>1142453505.52404</text:p>
          </table:table-cell>
          <table:table-cell table:formula="of:=SUM(0.05*[.G22])" office:value-type="float" office:value="394200000" calcext:value-type="float">
            <text:p>394200000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65" calcext:value-type="float">
            <text:p>0.65</text:p>
          </table:table-cell>
          <table:table-cell table:formula="of:=7884*10^6" office:value-type="float" office:value="7884000000" calcext:value-type="float">
            <text:p>78840000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SUM((([.F23]*[.G23])-[.C23]) / (1+[.E23])^[.A23])" office:value-type="float" office:value="1067713556.56452" calcext:value-type="float">
            <text:p>1067713556.56452</text:p>
          </table:table-cell>
          <table:table-cell table:formula="of:=SUM(0.05*[.G23])" office:value-type="float" office:value="394200000" calcext:value-type="float">
            <text:p>394200000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65" calcext:value-type="float">
            <text:p>0.65</text:p>
          </table:table-cell>
          <table:table-cell table:formula="of:=7884*10^6" office:value-type="float" office:value="7884000000" calcext:value-type="float">
            <text:p>78840000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SUM((([.F24]*[.G24])-[.C24]) / (1+[.E24])^[.A24])" office:value-type="float" office:value="997863136.97619" calcext:value-type="float">
            <text:p>997863136.97619</text:p>
          </table:table-cell>
          <table:table-cell table:formula="of:=SUM(0.05*[.G24])" office:value-type="float" office:value="394200000" calcext:value-type="float">
            <text:p>394200000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65" calcext:value-type="float">
            <text:p>0.65</text:p>
          </table:table-cell>
          <table:table-cell table:formula="of:=7884*10^6" office:value-type="float" office:value="7884000000" calcext:value-type="float">
            <text:p>78840000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UM((([.F25]*[.G25])-[.C25]) / (1+[.E25])^[.A25])" office:value-type="float" office:value="932582371.005785" calcext:value-type="float">
            <text:p>932582371.005785</text:p>
          </table:table-cell>
          <table:table-cell table:formula="of:=SUM(0.05*[.G25])" office:value-type="float" office:value="394200000" calcext:value-type="float">
            <text:p>394200000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65" calcext:value-type="float">
            <text:p>0.65</text:p>
          </table:table-cell>
          <table:table-cell table:formula="of:=7884*10^6" office:value-type="float" office:value="7884000000" calcext:value-type="float">
            <text:p>78840000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SUM((([.F26]*[.G26])-[.C26]) / (1+[.E26])^[.A26])" office:value-type="float" office:value="871572309.351201" calcext:value-type="float">
            <text:p>871572309.351201</text:p>
          </table:table-cell>
          <table:table-cell table:formula="of:=SUM(0.05*[.G26])" office:value-type="float" office:value="394200000" calcext:value-type="float">
            <text:p>394200000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65" calcext:value-type="float">
            <text:p>0.65</text:p>
          </table:table-cell>
          <table:table-cell table:formula="of:=7884*10^6" office:value-type="float" office:value="7884000000" calcext:value-type="float">
            <text:p>78840000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SUM((([.F27]*[.G27])-[.C27]) / (1+[.E27])^[.A27])" office:value-type="float" office:value="814553560.141309" calcext:value-type="float">
            <text:p>814553560.141309</text:p>
          </table:table-cell>
          <table:table-cell table:formula="of:=SUM(0.05*[.G27])" office:value-type="float" office:value="394200000" calcext:value-type="float">
            <text:p>394200000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65" calcext:value-type="float">
            <text:p>0.65</text:p>
          </table:table-cell>
          <table:table-cell table:formula="of:=7884*10^6" office:value-type="float" office:value="7884000000" calcext:value-type="float">
            <text:p>78840000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SUM((([.F28]*[.G28])-[.C28]) / (1+[.E28])^[.A28])" office:value-type="float" office:value="761265009.477859" calcext:value-type="float">
            <text:p>761265009.477859</text:p>
          </table:table-cell>
          <table:table-cell table:formula="of:=SUM(0.05*[.G28])" office:value-type="float" office:value="394200000" calcext:value-type="float">
            <text:p>394200000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65" calcext:value-type="float">
            <text:p>0.65</text:p>
          </table:table-cell>
          <table:table-cell table:formula="of:=7884*10^6" office:value-type="float" office:value="7884000000" calcext:value-type="float">
            <text:p>78840000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SUM((([.F29]*[.G29])-[.C29]) / (1+[.E29])^[.A29])" office:value-type="float" office:value="711462625.680242" calcext:value-type="float">
            <text:p>711462625.680242</text:p>
          </table:table-cell>
          <table:table-cell table:formula="of:=SUM(0.05*[.G29])" office:value-type="float" office:value="394200000" calcext:value-type="float">
            <text:p>394200000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65" calcext:value-type="float">
            <text:p>0.65</text:p>
          </table:table-cell>
          <table:table-cell table:formula="of:=7884*10^6" office:value-type="float" office:value="7884000000" calcext:value-type="float">
            <text:p>78840000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SUM((([.F30]*[.G30])-[.C30]) / (1+[.E30])^[.A30])" office:value-type="float" office:value="664918341.757236" calcext:value-type="float">
            <text:p>664918341.757236</text:p>
          </table:table-cell>
          <table:table-cell table:formula="of:=SUM(0.05*[.G30])" office:value-type="float" office:value="394200000" calcext:value-type="float">
            <text:p>394200000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65" calcext:value-type="float">
            <text:p>0.65</text:p>
          </table:table-cell>
          <table:table-cell table:formula="of:=7884*10^6" office:value-type="float" office:value="7884000000" calcext:value-type="float">
            <text:p>78840000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UM((([.F31]*[.G31])-[.C31]) / (1+[.E31])^[.A31])" office:value-type="float" office:value="621419010.988071" calcext:value-type="float">
            <text:p>621419010.988071</text:p>
          </table:table-cell>
          <table:table-cell table:formula="of:=SUM(0.05*[.G31])" office:value-type="float" office:value="394200000" calcext:value-type="float">
            <text:p>394200000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65" calcext:value-type="float">
            <text:p>0.65</text:p>
          </table:table-cell>
          <table:table-cell table:formula="of:=7884*10^6" office:value-type="float" office:value="7884000000" calcext:value-type="float">
            <text:p>78840000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UM((([.F32]*[.G32])-[.C32]) / (1+[.E32])^[.A32])" office:value-type="float" office:value="580765430.829973" calcext:value-type="float">
            <text:p>580765430.829973</text:p>
          </table:table-cell>
          <table:table-cell table:formula="of:=SUM(0.05*[.G32])" office:value-type="float" office:value="394200000" calcext:value-type="float">
            <text:p>394200000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65" calcext:value-type="float">
            <text:p>0.65</text:p>
          </table:table-cell>
          <table:table-cell table:formula="of:=7884*10^6" office:value-type="float" office:value="7884000000" calcext:value-type="float">
            <text:p>78840000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SUM((([.F33]*[.G33])-[.C33]) / (1+[.E33])^[.A33])" office:value-type="float" office:value="542771430.682217" calcext:value-type="float">
            <text:p>542771430.682217</text:p>
          </table:table-cell>
          <table:table-cell table:formula="of:=SUM(0.05*[.G33])" office:value-type="float" office:value="394200000" calcext:value-type="float">
            <text:p>394200000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65" calcext:value-type="float">
            <text:p>0.65</text:p>
          </table:table-cell>
          <table:table-cell table:formula="of:=7884*10^6" office:value-type="float" office:value="7884000000" calcext:value-type="float">
            <text:p>78840000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UM((([.F34]*[.G34])-[.C34]) / (1+[.E34])^[.A34])" office:value-type="float" office:value="507263019.329175" calcext:value-type="float">
            <text:p>507263019.329175</text:p>
          </table:table-cell>
          <table:table-cell table:formula="of:=SUM(0.05*[.G34])" office:value-type="float" office:value="394200000" calcext:value-type="float">
            <text:p>394200000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65" calcext:value-type="float">
            <text:p>0.65</text:p>
          </table:table-cell>
          <table:table-cell table:formula="of:=7884*10^6" office:value-type="float" office:value="7884000000" calcext:value-type="float">
            <text:p>788400000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SUM((([.F35]*[.G35])-[.C35]) / (1+[.E35])^[.A35])" office:value-type="float" office:value="474077588.158108" calcext:value-type="float">
            <text:p>474077588.158108</text:p>
          </table:table-cell>
          <table:table-cell table:formula="of:=SUM(0.05*[.G35])" office:value-type="float" office:value="394200000" calcext:value-type="float">
            <text:p>394200000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65" calcext:value-type="float">
            <text:p>0.65</text:p>
          </table:table-cell>
          <table:table-cell table:formula="of:=7884*10^6" office:value-type="float" office:value="7884000000" calcext:value-type="float">
            <text:p>78840000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SUM((([.F36]*[.G36])-[.C36]) / (1+[.E36])^[.A36])" office:value-type="float" office:value="443063166.502904" calcext:value-type="float">
            <text:p>443063166.502904</text:p>
          </table:table-cell>
          <table:table-cell table:formula="of:=SUM(0.05*[.G36])" office:value-type="float" office:value="394200000" calcext:value-type="float">
            <text:p>394200000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65" calcext:value-type="float">
            <text:p>0.65</text:p>
          </table:table-cell>
          <table:table-cell table:formula="of:=7884*10^6" office:value-type="float" office:value="7884000000" calcext:value-type="float">
            <text:p>788400000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SUM((([.F37]*[.G37])-[.C37]) / (1+[.E37])^[.A37])" office:value-type="float" office:value="414077725.703649" calcext:value-type="float">
            <text:p>414077725.703649</text:p>
          </table:table-cell>
          <table:table-cell table:formula="of:=SUM(0.05*[.G37])" office:value-type="float" office:value="394200000" calcext:value-type="float">
            <text:p>394200000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65" calcext:value-type="float">
            <text:p>0.65</text:p>
          </table:table-cell>
          <table:table-cell table:formula="of:=7884*10^6" office:value-type="float" office:value="7884000000" calcext:value-type="float">
            <text:p>78840000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SUM((([.F38]*[.G38])-[.C38]) / (1+[.E38])^[.A38])" office:value-type="float" office:value="386988528.694999" calcext:value-type="float">
            <text:p>386988528.694999</text:p>
          </table:table-cell>
          <table:table-cell table:formula="of:=SUM(0.05*[.G38])" office:value-type="float" office:value="394200000" calcext:value-type="float">
            <text:p>394200000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65" calcext:value-type="float">
            <text:p>0.65</text:p>
          </table:table-cell>
          <table:table-cell table:formula="of:=7884*10^6" office:value-type="float" office:value="7884000000" calcext:value-type="float">
            <text:p>78840000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UM((([.F39]*[.G39])-[.C39]) / (1+[.E39])^[.A39])" office:value-type="float" office:value="361671522.144859" calcext:value-type="float">
            <text:p>361671522.144859</text:p>
          </table:table-cell>
          <table:table-cell table:formula="of:=SUM(0.05*[.G39])" office:value-type="float" office:value="394200000" calcext:value-type="float">
            <text:p>394200000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65" calcext:value-type="float">
            <text:p>0.65</text:p>
          </table:table-cell>
          <table:table-cell table:formula="of:=7884*10^6" office:value-type="float" office:value="7884000000" calcext:value-type="float">
            <text:p>78840000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SUM((([.F40]*[.G40])-[.C40]) / (1+[.E40])^[.A40])" office:value-type="float" office:value="338010768.359681" calcext:value-type="float">
            <text:p>338010768.359681</text:p>
          </table:table-cell>
          <table:table-cell table:formula="of:=SUM(0.05*[.G40])" office:value-type="float" office:value="394200000" calcext:value-type="float">
            <text:p>394200000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65" calcext:value-type="float">
            <text:p>0.65</text:p>
          </table:table-cell>
          <table:table-cell table:formula="of:=7884*10^6" office:value-type="float" office:value="7884000000" calcext:value-type="float">
            <text:p>78840000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UM((([.F41]*[.G41])-[.C41]) / (1+[.E41])^[.A41])" office:value-type="float" office:value="315897914.354842" calcext:value-type="float">
            <text:p>315897914.354842</text:p>
          </table:table-cell>
          <table:table-cell table:formula="of:=SUM(0.05*[.G41])" office:value-type="float" office:value="394200000" calcext:value-type="float">
            <text:p>394200000</text:p>
          </table:table-cell>
          <table:table-cell table:formula="of:=- 1.5*10^10" office:value-type="float" office:value="-15000000000" calcext:value-type="float">
            <text:p>-15000000000</text:p>
          </table:table-cell>
          <table:table-cell office:value-type="float" office:value="0.07" calcext:value-type="float">
            <text:p>0.07</text:p>
          </table:table-cell>
          <table:table-cell office:value-type="float" office:value="0.65" calcext:value-type="float">
            <text:p>0.65</text:p>
          </table:table-cell>
          <table:table-cell table:formula="of:=7884*10^6" office:value-type="float" office:value="7884000000" calcext:value-type="float">
            <text:p>7884000000</text:p>
          </table:table-cell>
        </table:table-row>
        <table:table-row table:style-name="ro1">
          <table:table-cell/>
          <table:table-cell table:formula="of:=SUM([.B2:.B41])" office:value-type="float" office:value="63064315509.2165" calcext:value-type="float">
            <text:p>63064315509.2165</text:p>
          </table:table-cell>
          <table:table-cell/>
          <table:table-cell table:formula="of:=SUM([.D2:.D41])" office:value-type="float" office:value="-45000000000" calcext:value-type="float">
            <text:p>-45000000000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formula="of:=SUM([.B42]+[.D42])" office:value-type="float" office:value="18064315509.2165" calcext:value-type="float">
            <text:p>18064315509.2165</text:p>
          </table:table-cell>
          <table:table-cell table:number-columns-repeated="5"/>
        </table:table-row>
        <table:table-row table:style-name="ro1" table:number-rows-repeated="1048531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4T20:02:52.696680474</meta:creation-date>
    <dc:date>2014-10-04T20:33:21.139078625</dc:date>
    <meta:editing-duration>PT11M11S</meta:editing-duration>
    <meta:editing-cycles>1</meta:editing-cycles>
    <meta:document-statistic meta:table-count="1" meta:cell-count="252" meta:object-count="0"/>
    <meta:generator>LibreOffice/4.1.3.2$Linux_X86_64 LibreOffice_project/410m0$Build-2</meta:generator>
  </office:meta>
</office:document-meta>
</file>